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Use Last Weapon</text:p>
      <text:p text:style-name="Standard">This script is called at the time a character makes an attack with a weapon and that weapon is lost. For example, a Goblin might throw his last remaining club at the target. This hook allows you to do whatever actions should be taken when the last of the weapons is lost. If, for example, the club had any magical properties, then those magical properties should be removed at this time.</text:p>
      <text:p text:style-name="Standard">Scripts named OnUseLastWeapon are called, first for the item itself and then for the character.</text:p>
      <text:p text:style-name="Heading">Context</text:p>
      <text:p text:style-name="Standard"/>
      <text:p text:style-name="Standard">Charac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09:37:12.56</meta:creation-date>
    <meta:generator>OpenOffice.org/3.2$Win32 OpenOffice.org_project/320m12$Build-9483</meta:generator>
    <meta:document-statistic meta:table-count="0" meta:image-count="0" meta:object-count="0" meta:page-count="1" meta:paragraph-count="5" meta:word-count="92" meta:character-count="516"/>
    <dc:date>2010-05-26T09:38:07.35</dc:date>
    <dc:creator>Paul Stevens</dc:creator>
    <meta:editing-duration>PT00H00M55S</meta:editing-duration>
    <meta:editing-cycles>1</meta:editing-cycles>
  </office:meta>
</office:document-meta>
</file>